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T1" style:family="text">
      <style:text-properties fo:font-variant="normal" fo:text-transform="none" fo:color="#3d464d" style:font-name="Open Sans" fo:font-size="13.5pt" fo:letter-spacing="normal" fo:font-style="normal" fo:font-weight="bold"/>
    </style:style>
    <style:style style:name="T2" style:family="text">
      <style:text-properties fo:font-variant="normal" fo:text-transform="none" fo:color="#3d464d" style:font-name="Source Serif Pro"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Acessando Membros Via Reflection</text:span></text:p>
      <text:p text:style-name="Text_20_body"><text:line-break/><text:span text:style-name="T2">Então nós saímos aqui do programa 02, onde nós aprendemos a fazer a leitura dos atributos customizados que nós criamos, e vamos agora para o próximo programa, que está dentro da pasta item 03, programa 03. E aqui dentro nós vamos abrir a pasta contendo o arquivo programa.cs. A classe program.cs contém o código que foi copiado do projeto anterior do programa 02. Só que desta vez nós vamos fazer alguns exercícios de investigação.</text:span></text:p>
      <text:p text:style-name="P2">O que nós vamos fazer aqui se chama reflection, que em inglês significa reflexão, ou seja, o nosso código ele vai olhar para si mesmo. Ele vai olhar para dentro de si mesmo para buscar informações e também modificar algumas das suas informações. Então nós temos algumas tarefas para serem realizadas. Aqui na classe programa nós temos alguns comentários e esses comentários vão ajudar a gente a seguir cada uma das tarefas a serem realizadas.</text:p>
      <text:p text:style-name="P2">Então nós vamos começar com a primeira tarefa, que é obter o tipo de relatório. Mas que relatório é esse? Olha só, nós começamos o nosso programa declarando a variável relatório, que é do tipo relatório, nós queremos exibir o tipo desta variável relatório no console. Quando a gente roda a aplicação, com "F5", nós temos o programa rodando, e nós temos que obter então a informação do tipo desse objeto relatório. Nós vamos fazer isso através desse objeto, desta variável relatório.</text:p>
      <text:p text:style-name="P2">Então eu vou utilizar essa variável aqui embaixo na tarefa 1, onde nós vamos colocar a variável relatório e acessar a partir dela o tipo que nós utilizamos para declarar. Então eu faço isso acessando o método Get Type, que faz parte da classe Object. Só que, além de obter o tipo do relatório, eu também quero armazenar o valor desse tipo em uma variável. E o Get Type ele retorna um tipo, que é o Type. Então vamos declarar uma variável "Type tipo = relatório.GetType".</text:p>
      <text:p text:style-name="P2">E agora eu vou imprimir no console, "Console.WriteLine(tipo)". Eu vou rodar a aplicação para ver o resultado. E aí está. Obtendo o tipo do relatório: o tipo é "Programa03.Relatorio". Então aqui nós temos o nome da classe. Só que antes dela nós temos também o nome do namespace, que é Programa03. Porque nós estamos no projeto chamado programa 03. Depois nós temos o ponto para separar do nome da classe. Muito bem.</text:p>
      <text:p text:style-name="P2">E, agora que nós temos o tipo, nós vamos trabalhar com as informações desse tipo para realizar a segunda tarefa, que é obter os membros do relatório. O que são os membros do relatório? São as propriedades, são os campos, são os construtores, esse tipo de informação. Então nós vamos acessar aqui a partir do tipo, da variável tipo, para pegar os membros da classe relatório.</text:p>
      <text:p text:style-name="P2">Então eu vou acessar a variável tipo e, para pegar os membros, eu vou acessar o método get members. Olha só. Get Members que retorna para mim um array de member info. Então, o que nós vamos fazer aqui é armazenar este resultado numa variável chamada "memberInfos = tipo.GetMembers". Ou eu posso fazer melhor, vou simplesmente chamar de membros. Ou eu posso também trocar aqui o tipo dessa variável, deixar ele explícitamente como MemberInfo Array, um array de member infos.</text:p>
      <text:p text:style-name="P2"><text:soft-page-break/>E agora eu vou percorrer esse array de member infos para obter o nome dos membros. Vamos fazer isso, então, com uma instrução foreach. Então, foreach para cada membro dentro da minha coleção de membros eu vou imprimir no console. Console.WriteLine(membro.ToString). E vou rodar a aplicação.</text:p>
      <text:p text:style-name="P2">E agora, na tarefa 2, nós temos os membros do relatório. Nós temos aqui à esquerda o valor de retorno. Nós começamos aqui com o "get_Nome", que é o nome de um método, que retorna um valor do tipo string. E depois nós temos aqui um outro método chamado "set_Nome", que recebe um tipo string e que retorna vazio.</text:p>
      <text:p text:style-name="P2">E aqui a gente pode perceber que esse get_Nome e set_Nome eles são partes uma propriedade chamada nome, eles são os dois acessadores get e set. Mais para baixo, nós temos o método imprimir que retorna vazio. Temos também aqui alguns métodos, como ToString, Equals, GetHashCode, GetType, que são todos eles métodos que são herdados lá da classe Object. Então, quando nós obtemos os membros, nós também estamos trabalhando com a herança. Todos os membros herdados também aparecem na listagem.</text:p>
      <text:p text:style-name="P2">E aqui, lá no final, nós temos aqui o construtor da classe relatório, que é identificado pelo nome ".ctor" (de construtor), que retorna vazio, porque é um construtor não retorna valor, e recebe um valor string que é o nome do relatório. E, por último, nós temos aqui a propriedade nome (o nome do relatório), que tem aqui um valor string. Muito bem.</text:p>
      <text:p text:style-name="P2">Então, nós vamos agora para a próxima parte, que é a tarefa 3: modificando o nome via reflection. E agora para gente modificar um nome, como nós faríamos normalmente? Nós temos a variável relatório e vou modificar o nome acessando simplesmente a propriedade nome e atribuindo um novo nome de relatório. Vou colocar aqui como nome "NOME MODIFICADO!". E, em seguida, para testar essa alteração eu vou chamar o método imprimir. Então "relatorio.Imprimir". E vou rodar a aplicação.</text:p>
      <text:p text:style-name="P2">E nós vamos ver o relatório sendo impresso e aqui no cabeçalho nós temos o nome, o novo nome, que é "NOME MODIFICADO!". E agora eu quero fazer a mesma coisa, só que utilizando o reflection. Eu quero que o reflection me ajude a modificar, então, o valor da propriedade nome do relatório.</text:p>
      <text:p text:style-name="P2">Como eu posso fazer isso? Em primeiro lugar, eu preciso obter a informação do método que faz a mudança dessa propriedade de nome. E que método é esse? Vamos rodar a aplicação de novo. Vamos voltar aqui aquela listagem dos membros do relatório, nós vamos encontrar aqui o método get_Nome. Então eu preciso acessar este método que faz... Perdão eu falei o nome errado. É o set_Nome, o get obtém e o set modifica a propriedade nome.</text:p>
      <text:p text:style-name="P2">Então a gente vai parar a aplicação e vamos chamar o método set_Nome do relatório. Então, para isso, o que eu preciso fazer é acessar aqui, não a variável do relatório, mas sim a variável que contém o tipo do relatório. E essa variável ela foi declarada aqui em cima como variável tipo. Então nós vamos acessar aqui essa variável tipo para obter, então, uma informação de método.</text:p>
      <text:p text:style-name="P2">Eu vou acessar aqui "tipo.GetMethod", vai receber aqui o nome do método como uma string. Qual é o método que eu quero acessar? É o set_Nome. E este método get method ele retorna um valor do tipo method info, que contém a informação sobre esse método. <text:soft-page-break/>Então vamos declarar aqui "var methodInfo = tipo.GetMethod". Eu posso ainda declarar explicitamente aqui, deixando como method info o tipo dessa variável.</text:p>
      <text:p text:style-name="P2">E agora eu quero fazer o que? Eu quero chamar o método. Como que eu faço para chamar? Qual é o outro verbo, qual é a outra palavra que significa chamar? Invocar. Então eu quero invocar, a partir da minha informação de método, que é o method info, eu quero invocar. Eu faço isso com o método invoke.</text:p>
      <text:p text:style-name="P2">Então o invoke ele vai receber aqui dois parâmetros. O primeiro deles vai ser o nome da variável, o nome do objeto que eu vou chamar esse método. Então vou chamar aqui "Invoke". E, agora sim, eu vou acessar a variável relatório, que é o meu objeto, é o meu objeto alvo. E, em seguida, eu vou passar uma lista contendo os parâmetros para o meu método.</text:p>
      <text:p text:style-name="P2">Então esse método ele recebe somente um parâmetro, que é uma string com o novo nome. Então vamos colocar aqui vírgula. E, pelo que a gente pode ver, esse segundo parâmetro é um array de objetos. Então vamos declarar um novo array de objetos, "new object[]", e aqui entre chaves vamos colocar os valores. E o único valor que esse array vai conter é o nome do novo relatório, o novo nome de relatório. Que vai ser, por exemplo, "NOME MODIFICADO VIA REFLECTION!". Muito bem.</text:p>
      <text:p text:style-name="P2">E agora a gente vai chamar aqui o método imprimir do relatório, "relatorio.Imprimir" e vamos rodar novamente para ver o resultado. Agora sim, olha só: NOME MODIFICADO VIA REFLECTION!. Então, através do reflection nós conseguimos fazer não somente a leitura, mas também a modificação de informações dos nossos objetos.</text:p>
      <text:p text:style-name="Text_20_body"/>
      <text:p text:style-name="Text_20_body"><text:tab/><text:tab/><text:tab/><text:span text:style-name="T1">Acessando Classes e Interfaces Via Reflection</text:span></text:p>
      <text:p text:style-name="Text_20_body"><text:line-break/></text:p>
      <text:p text:style-name="P1">Então, nas três últimas tarefas nós aprendemos a investigar os membros de uma determinada classe. Nós acessamos esses membros e até modificamos um deles, que é a propriedade nome da classe relatório. E agora nós vamos utilizar o reflection para subir um pouco de nível e, em vez de trabalhar com os membros de uma classe, nós vamos trabalhar com as classes de um determinado assembly.</text:p>
      <text:p text:style-name="P2">E nós vamos começar aqui declarando uma variável que vai representar um assembly. Vamos pegar informação do assembly atual, que é a maneira mais fácil de carregar um objeto de assembly. Então nós vamos fazer isso declarando aqui na tarefa 4 uma variável de assembly. Vamos chamar essa variável de “esteAssembly”, é o mesmo que está sendo executado.</text:p>
      <text:p text:style-name="P2">E nós podemos obter o valor deste assembly através de um método estático da classe assembly. Esse método é o “GetExecutingAssembly” ou obter o assembly que está sendo executado. E agora que nós temos já essa variável declarada e inicializada, nós vamos obter os tipos do assembly. Vamos fazer isso acessando “esteAssembly” e obtendo os tipos através do método estático “GetTypes”, perdão, estático não, é um método da classe assembly. “GetTypes”.</text:p>
      <text:p text:style-name="P2"><text:soft-page-break/>Então, o GetTypes ele retorna um array de types. Vamos armazenar também esse resultado em uma variável chamada tipos. Então “var tipos = esteAssembly.GetTypes”. E agora sim, nós vamos imprimir no nosso console os tipos desse assembly. Vamos varrer a coleção de tipos com a instrução foreach, para cada tipo dentro da coleção tipos, para cada tipo dentro de tipos, vamos imprimir no console. “Console.WriteLine(tipo)”.</text:p>
      <text:p text:style-name="P2">Mas eu não posso utilizar este nome tipo, porque ele já é utilizado lá, já foi declarado como uma variável lá no começo do nosso código. Então vamos trocar para tipoAssembly. E agora vamos colocar aqui “Console.WriteLine(tipoAssembly)”. Então vamos rodar a aplicação com “F5”, para gente dar uma olhada nos tipos que estão dentro do nosso assembly atual.</text:p>
      <text:p text:style-name="P2">Olha só, temos o namespace seguido de ponto e seguido do nome de cada tipo. Então, aqui nós temos a classe programa, a interface I Relatório, a classe relatório, a classe venda e as duas classes que representam os atributos de formatação do nosso relatório. Porém, a nossa tarefa 4 ela pede para obter os tipos do assembly que implementam a interface e relatório. Então eu preciso fazer filtro aqui na nossa listagem.</text:p>
      <text:p text:style-name="P2">Vamos parar a aplicação e implementar esse filtro. E agora, para fazer o filtro para descobrir somente os tipos que implementam a interface IRelatorio o que eu tenho que fazer aqui é colocar uma condição. Essa condição eu vou colocar aqui dentro do bloco foreach. Vamos colocar aqui “if”. E essa condição ela vai ter que ser feita em cima do tipo da interface e relatório. Então, nós temos que utilizar aqui operador typeof para pegar o tipo da interface e relatório.</text:p>
      <text:p text:style-name="P2">Então o operador typeof vai me dar informações sobre o tipo da interface. Porque, caso contrário, eu acessaria a interface em si, mas eu quero acessar informações sobre o tipo da interface e não exatamente sobre a interface. Eu quero saber se esse tipo aqui pode ser convertido. Eu quero saber se eu consigo converter o meu tipo assembly em um tipo IRelatorio. E eu faço isso através de um método chamado IsAssignableFrom. Olha só “IsAssignableFrom”.</text:p>
      <text:p text:style-name="P2">Esse método vai determinar se uma instância ela pode ser atribuída a um outro tipo. E outro tipo, nesse caso, vai ser a interface IRelatorio. O que nós estamos fazendo aqui é saber se o nosso tipo assembly é compatível ou não com a interface. Então, aqui eu vou passar como parâmetro o tipo aqui, que é o meu tipo assembly. Então eu coloco “tipoAssembly”. Ok. E se essa condição for verdadeira, aí sim, eu vou aqui no console.</text:p>
      <text:p text:style-name="P2">Então eu vou mover esta linha aqui de baixo, “Console.WriteLine”, aqui para cima, estou movendo para dentro do bloco da condição. Então eu vou rodar a aplicação de novo. E aí nós temos os tipos que implementam a interface e relatório. Nós temos “Programa03.IRelatorio”, que é a interface, e “Programa03.Relatorio”, que é a classe. Porém, eu queria exibir somente a classe, porque não faz sentido mostrar a interface nesse caso.</text:p>
      <text:p text:style-name="P2">Então como que eu faço para poder filtrar ainda mais e remover a interface dessa listagem? Vamos então descobrir se o meu tipo assembly é uma interface ou não. Vamos parar aqui a aplicação e vou colocar aqui uma nova condição. Acima desse primeiro if eu vou colocar um outro if. Vamos colocar aqui: caso o nosso tipo assembly, ou seja, se meu tipo assembly se ele for uma interface que quero que ele ignore essa passagem pela instrução foreach. Então “tipoAssembly.IsInterface”.</text:p>
      <text:p text:style-name="P2"><text:soft-page-break/>Se ele for interface eu quero que ele vá para o próximo passo aqui no foreach, ignore totalmente aqui esse bloco de baixo. E como que eu faço para ele ignorar o bloco o restante? Eu utilizo aqui a instrução continue. Então continue ou continue para ignorar. E vou rodar a aplicação com “F5” novamente. E aí está o nosso resultado, ele está exibindo somente a classe “Programa03.Relatorio”, que é o que interessa para a gente.</text:p>
      <text:p text:style-name="P2">E agora nós vamos para a última tarefa deste programa, que é fazer aqui o mesmo processo de obter os tipos que implementam a interface e relatório, porém utilizando o LINQ. O LINQ, como nós já vimos anteriormente, é a tecnologia dot net para fazer consultas integradas a linguagem. Qual linguagem? A linguagem C-Sharp. Então, o que nós vamos fazer aqui é uma consulta que tem o mesmo resultado e que segue esta mesma lógica aqui de instrução foreach e dessas condições if. Só que de uma maneira mais elegante e mais compacta.</text:p>
      <text:p text:style-name="P2">Então, o que a gente vai fazer aqui, em primeiro lugar, é descobrir qual é a coleção que está sendo acessada. De onde vêm os dados? Os dados eles estão vindo aqui desta coleção, deste array chamado tipos. Então nós vamos montar aqui embaixo, na tarefa 5, uma variável que eu vou chamar de consulta. Essa variável vai obter os dados a partir da nossa variável tipos, que está aqui em cima. Voltando aqui.</text:p>
      <text:p text:style-name="P2">Então, a minha consulta ela vai utilizar uma sintaxe LINQ, ou seja, vou começar aqui com a cláusula from. E vamos declarar em uma variável interna, que eu vou chamar de “t”. Para cada “t” dentro de tipos, eu vou selecionar o “t”, “select t”. E aí a gente vai varrer essa consulta e imprimir os tipos.</text:p>
      <text:p text:style-name="P2">Vamos fazer aqui, então, uma instrução foreach. Para cada tipo dentro da nossa consulta. Porém, o tipo já foi declarado lá em cima. Então vamos colocar aqui “tipoConsulta”. Então, dentro do bloco foreach, eu vou imprimir no console, “Console.WriteLine(tipoConsulta.ToString)”. E vou rodar a aplicação. A nossa consulta está simples, ela não tem nenhum filtro. Só para a gente testar. Depois a gente vai refinando.</text:p>
      <text:p text:style-name="P2">Então aqui a gente tem os tipos que estão no nosso assembly, que foram obtidos a partir de uma consulta LINQ. Só que agora a gente vai utilizar o LINQ para fazer os filtros. E como é que eu faço o filtro? Eu já tenho a cláusula from e eu já tenho a cláusula select, eu vou introduzir agora o filtro com a cláusula where. Eu vou colocar aqui, entre o from e o select, a cláusula where. E eu vou filtrar o que? Eu vou filtrar a variável interna, que é a variável “t”.</text:p>
      <text:p text:style-name="P2">Eu vou colocar aqui onde o “t” ele for compatível com a interface IRelatorio. Vamos dar uma olhada lá em cima para ver o filtro que foi utilizado. Nós temos aqui “(typeof(IRelatorio).IsAssignableFrom(tipoAssembly))”.</text:p>
      <text:p text:style-name="P2">Então eu vou copiar aqui esse pedaço, vamos copiar e colar aqui para baixo na nossa consulta LINQ. Então eu vou colocar “where”, vou remover o “t”, e vou colar. Agora eu tenho “where typeof(IRelatorio).IsAssignableFrom”, e no lugar do “tipoAssembly” eu vou colocar a variável interna “t”. Muito bem. Agora eu vou rodar a aplicação para ver o resultado. Agora já limitou o resultado em apenas dois elementos, que são a interface “IRelatorio” e a classe “Relatorio”.</text:p>
      <text:p text:style-name="P2"><text:soft-page-break/>Continuando, então, a gente vai parar a aplicação e aplicar o outro filtro, que é para saber se o meu tipo se ele é uma interface ou não. Então eu vou colocar aqui na cláusula where uma outra condição. E para isso eu vou utilizar um operador, operador “&amp;”, que é o &amp; comercial, por duas vezes. Esse &amp; comercial vai restringir ainda mais o meu resultado aqui de tipos.</text:p>
      <text:p text:style-name="P2">E eu vou colocar aqui onde o “t.IsInterface”, só que o IsInterface ele vai retornar o verdadeiro para a interface. E eu quero excluir quando ele for em uma interface. Então eu tenho que colocar aqui um operador negativo. E vou rodar a aplicação novamente. E aí está o resultado, exatamente igual à tarefa anterior, só que utilizando o LINQ.</text:p>
      <text:p text:style-name="P2">Então, com isso, a gente viu como utilizar o reflection para fazer uma série de consultas, tanto nos membros da nossa classe como também nas classes e nos outros tipos, nas interfaces e outros tipos que fazem parte de um assemb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4S</meta:editing-duration>
    <meta:editing-cycles>4</meta:editing-cycles>
    <meta:generator>OpenOffice/4.1.6$Win32 OpenOffice.org_project/416m1$Build-9790</meta:generator>
    <dc:date>2019-11-25T10:27:57.44</dc:date>
    <dc:creator>Caio  Domingues</dc:creator>
    <meta:document-statistic meta:table-count="0" meta:image-count="0" meta:object-count="0" meta:page-count="6" meta:paragraph-count="45" meta:word-count="2915" meta:character-count="16784"/>
    <meta:user-defined meta:name="Info 1"/>
    <meta:user-defined meta:name="Info 2"/>
    <meta:user-defined meta:name="Info 3"/>
    <meta:user-defined meta:name="Info 4"/>
  </office:meta>
</office:document-meta>
</file>